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UI Gothic" svg:font-family="'MS UI Gothic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5.56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cc99"/>
      <style:text-properties style:font-name="MS UI Gothic" fo:font-size="13pt" style:font-name-asian="MS UI Gothic" style:font-size-asian="13pt" style:font-size-complex="13pt"/>
    </style:style>
    <style:style style:name="ce2" style:family="table-cell" style:parent-style-name="Default" style:data-style-name="N0">
      <style:text-properties style:font-name="MS UI Gothic" fo:font-size="13pt" style:font-name-asian="MS UI Gothic" style:font-size-asian="13pt" style:font-size-complex="13pt"/>
    </style:style>
    <style:style style:name="ce3" style:family="table-cell" style:parent-style-name="Default" style:data-style-name="N0">
      <style:table-cell-properties fo:background-color="#ccccff"/>
      <style:text-properties style:font-name="MS UI Gothic" fo:font-size="13pt" style:font-name-asian="MS UI Gothic" style:font-size-asian="13pt" style:font-size-complex="13pt"/>
    </style:style>
    <style:style style:name="ce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MS UI Gothic" fo:font-size="13pt" fo:language="en" fo:country="US" fo:font-style="normal" fo:text-shadow="none" style:text-underline-style="none" fo:font-weight="normal" style:text-underline-mode="continuous" style:text-line-through-mode="continuous" style:font-name-asian="MS UI Gothic" style:font-size-asian="13pt" style:language-asian="ja" style:country-asian="JP" style:font-style-asian="normal" style:font-weight-asian="normal" style:font-name-complex="Tahoma" style:font-size-complex="13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菜单权限管理" table:style-name="ta1" table:print="false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菜单权限机能部分的组成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对象介绍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1 MenuNode-菜单节点对象 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2 AccessPrivilege-菜单节点对象的访问权限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3 Role-角色，拥有一定数量的菜单节点访问权限。（可以有继承关系）</text:p>
          </table:table-cell>
          <table:table-cell table:number-columns-repeated="1023"/>
        </table:table-row>
        <table:table-row table:style-name="ro1">
          <table:table-cell office:value-type="string">
            <text:p>4 User与 Role相关联（一个用户只能关联一个角色）。在本机能里面，User是不能与Privilege直接相关的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对象类图</text:p>
          </table:table-cell>
          <table:table-cell table:number-columns-repeated="1023"/>
        </table:table-row>
        <table:table-row table:style-name="ro1">
          <table:table-cell office:value-type="string">
            <text:p>参见类图Privilege.jud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机能操作</text:p>
          </table:table-cell>
          <table:table-cell table:number-columns-repeated="1023"/>
        </table:table-row>
        <table:table-row table:style-name="ro1">
          <table:table-cell office:value-type="string">
            <text:p>1 菜单节点其基本属性信息的添加，删除，修改</text:p>
          </table:table-cell>
          <table:table-cell table:number-columns-repeated="1023"/>
        </table:table-row>
        <table:table-row table:style-name="ro1">
          <table:table-cell office:value-type="string">
            <text:p>2 某一个菜单节点所对应的角色列表信息维护</text:p>
          </table:table-cell>
          <table:table-cell table:number-columns-repeated="1023"/>
        </table:table-row>
        <table:table-row table:style-name="ro1">
          <table:table-cell office:value-type="string">
            <text:p>3 角色其基本属性信息的添加，删除，修改（可以有继承关系）</text:p>
          </table:table-cell>
          <table:table-cell table:number-columns-repeated="1023"/>
        </table:table-row>
        <table:table-row table:style-name="ro1">
          <table:table-cell office:value-type="string">
            <text:p>4 某一个角色所能够访问的所有菜单节点树信息维护</text:p>
          </table:table-cell>
          <table:table-cell table:number-columns-repeated="1023"/>
        </table:table-row>
        <table:table-row table:style-name="ro1" table:number-rows-repeated="65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UI Gothic" svg:font-family="'MS UI Gothic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7">2008/11/17</text:date>, <text:time>15:21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何 貝</meta:initial-creator>
    <meta:creation-date>2008-11-17T14:10:39.59</meta:creation-date>
    <dc:date>2008-11-17T15:21:16.01</dc:date>
    <dc:creator>何 貝</dc:creator>
    <meta:editing-duration>PT01H09M34S</meta:editing-duration>
    <meta:editing-cycles>13</meta:editing-cycles>
    <meta:generator>OpenOffice.org/3.0$Win32 OpenOffice.org_project/300m9$Build-9358</meta:generator>
    <meta:document-statistic meta:table-count="1" meta:cell-count="13" meta:object-count="0"/>
    <meta:user-defined meta:name="情報 1"/>
    <meta:user-defined meta:name="情報 2"/>
    <meta:user-defined meta:name="情報 3"/>
    <meta:user-defined meta:name="情報 4"/>
  </office:meta>
</office:document-meta>
</file>